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28_09-20-1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28_04-26-00_000.jpg</text:p>
          </table:table-cell>
          <table:table-cell table:style-name="ce26" office:value-type="string">
            <text:p>:m :PHOTO 寝た時刻 / 2023 / オナニー、了、duration=2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了、duration=2時間ぐらい,other=~">
            <text:p>:m :PHOTO 寝た時刻 / 2023 / オナニー、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3-28_09-55-30_000.jpg</text:p>
          </table:table-cell>
          <table:table-cell table:style-name="ce26" office:value-type="string">
            <text:p>:m :th,mysl / topic=~ / content=「寡欲」と、「稼ぎが少ない」は、同じではない；物事の判断基準：「寡欲」に近いのは、どちらか？,id=~,other=~ / lang=ja</text:p>
          </table:table-cell>
          <table:table-cell table:style-name="ce28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:th,mysl / topic=~ / content=「寡欲」と、「稼ぎが少ない」は、同じではない；物事の判断基準：「寡欲」に近いのは、どちらか？,id=~,other=~ / lang=ja">
            <text:p>:m :th,mysl / topic=~ / content=「寡欲」と、「稼ぎが少ない」は、同じではない；物事の判断基準：「寡欲」に近いのは、どちらか？,id=~,other=~ / lang=ja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28_09-55-17_000.jpg</text:p>
          </table:table-cell>
          <table:table-cell table:style-name="ce26" office:value-type="string">
            <text:p>:m :th,mysl / topic=~ / content=人が本当に欲しているもの：そんな曲を奏でたい,id=~,other=~ / lang=ja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:th,mysl / topic=~ / content=人が本当に欲しているもの：そんな曲を奏でたい,id=~,other=~ / lang=ja">
            <text:p>:m :th,mysl / topic=~ / content=人が本当に欲しているもの：そんな曲を奏でたい,id=~,other=~ / lang=ja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27_21-01-2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28_13-42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3-28_09-42-4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 office:value-type="string">
            <text:p>2023-03-28_09-56-24_000.jpg</text:p>
          </table:table-cell>
          <table:table-cell table:style-name="ce26" office:value-type="string">
            <text:p>:m #*# / memo:other(m:other) / topic=クルアーン：対訳, about=~,content=~,other=~,id=~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28_12-58-06_000.jpg</text:p>
          </table:table-cell>
          <table:table-cell table:style-name="ce26" office:value-type="string">
            <text:p>:m #*# RES / JVEMV6 64#261_fukuzawa_sugita / 『福沢諭吉　朝鮮・中国・台湾論集』 著者=杉田聡、編,校注=~ / p.11 / w=~,topic=~,publisher=~,other=tl+:甲申事変～天津条約（清仏）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0]=&quot;&quot;;[.C12];CONCATENATE([.C12];&quot; / &quot;;[.E10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3-03-28_14-46-06_000.jpg</text:p>
          </table:table-cell>
          <table:table-cell table:style-name="ce26" office:value-type="string">
            <text:p>:m #*# RES / free# S87DP9 記事読み / id=UKSK(browser=yan) / media=ei / theme=パレスチナ：Sharm-al-Sheikh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m #*# RES / free# S87DP9 記事読み / id=UKSK(browser=yan) / media=ei / theme=パレスチナ：Sharm-al-Sheikh,content=~,w=~ / genre=~ / other=~">
            <text:p>:m #*# RES / free# S87DP9 記事読み / id=UKSK(browser=yan) / media=ei / theme=パレスチナ：Sharm-al-Sheikh,content=~,w=~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2">
            <text:p>12</text:p>
          </table:table-cell>
          <table:table-cell table:style-name="ce17" office:value-type="string">
            <text:p>2023-03-28_15-30-24_000.jpg</text:p>
          </table:table-cell>
          <table:table-cell table:style-name="ce26" office:value-type="string">
            <text:p>:m 1*1 / read-docs / theme=習近平(xijinping)：講話,content=二十大精神,w=； / genre=~ / other=~, doc-id=SL91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m 1*1 / read-docs / theme=習近平(xijinping)：講話,content=二十大精神,w=； / genre=~ / other=~, doc-id=SL91">
            <text:p>:m 1*1 / read-docs / theme=習近平(xijinping)：講話,content=二十大精神,w=； / genre=~ / other=~, doc-id=SL91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28_17-36-04_000.jpg</text:p>
          </table:table-cell>
          <table:table-cell table:style-name="ce26" office:value-type="string">
            <text:p>:m 1*1 RES / JVEMV6 64#256_islam_seitan_izutu / 『イスラーム生誕』 著者=井筒俊彦,校注=~ / p.161 / w=世界像；玄界；可視界,topic=,publisher=~,other=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m 1*1 RES / JVEMV6 64#256_islam_seitan_izutu / 『イスラーム生誕』 著者=井筒俊彦,校注=~ / p.161 / w=世界像；玄界；可視界,topic=,publisher=~,other=">
            <text:p>:m 1*1 RES / JVEMV6 64#256_islam_seitan_izutu / 『イスラーム生誕』 著者=井筒俊彦,校注=~ / p.161 / w=世界像；玄界；可視界,topic=,publisher=~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27_18-48-10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14];[.K14])" office:value-type="string" office:string-value="mp4">
            <text:p>mp4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1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1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17];[.K17])" office:value-type="float" office:value="0">
            <text:p>#VALUE!</text:p>
          </table:table-cell>
          <table:table-cell table:style-name="ce51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1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1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1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1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1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1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1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1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8">2023/03/28</text:date>, <text:time>23:55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8T23:55:14.58</dc:date>
    <dc:creator>iwabuchi ken</dc:creator>
    <meta:editing-duration>P55DT8H57M38S</meta:editing-duration>
    <meta:editing-cycles>17890</meta:editing-cycles>
    <meta:document-statistic meta:table-count="2" meta:cell-count="923" meta:object-count="0"/>
    <meta:user-defined meta:name="qrichtext">1</meta:user-defined>
  </office:meta>
</office:document-meta>
</file>